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Tajawal" svg:font-family="Tajawal"/>
    <style:font-face style:name="Tajawal1" svg:font-family="Tajawal" style:font-pitch="variable"/>
  </office:font-face-decls>
  <office:automatic-styles>
    <style:style style:name="P1" style:family="paragraph" style:parent-style-name="Standard">
      <style:paragraph-properties style:writing-mode="lr-tb"/>
      <style:text-properties officeooo:rsid="000c3545" officeooo:paragraph-rsid="000c3545"/>
    </style:style>
    <style:style style:name="P2" style:family="paragraph" style:parent-style-name="Standard">
      <style:paragraph-properties fo:text-align="start" style:justify-single-word="false" style:writing-mode="lr-tb"/>
      <style:text-properties officeooo:rsid="000c3545" officeooo:paragraph-rsid="000c3545"/>
    </style:style>
    <style:style style:name="P3" style:family="paragraph" style:parent-style-name="Text_20_body">
      <style:paragraph-properties fo:text-align="start" style:justify-single-word="false" style:writing-mode="lr-tb"/>
      <style:text-properties style:font-name="Tajawal1" officeooo:rsid="000dff4d" officeooo:paragraph-rsid="000dff4d"/>
    </style:style>
    <style:style style:name="P4" style:family="paragraph" style:parent-style-name="Text_20_body">
      <style:text-properties style:font-name="Tajawal1" officeooo:rsid="000dff4d"/>
    </style:style>
    <style:style style:name="P5" style:family="paragraph" style:parent-style-name="Standard">
      <style:paragraph-properties fo:text-align="start" style:justify-single-word="false" style:writing-mode="lr-tb"/>
      <style:text-properties style:font-name="Tajawal1" officeooo:rsid="000dff4d" officeooo:paragraph-rsid="000dff4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introduction:</text:p>
      <text:p text:style-name="P2"/>
      <text:p text:style-name="P3">With the rapid digital transformation, photographic studios face increasing challenges in managing customers, orders, and large volumes of images while ensuring fast delivery and high quality. Many studios still rely on traditional or scattered tools, which leads to data loss, inefficient workflows, and delayed order processing. In addition, professional image editing software such as Photoshop requires advanced skills and significant time, making it unsuitable for quick and repetitive editing tasks.</text:p>
      <text:p text:style-name="P4"><text:span text:style-name="Strong_20_Emphasis">AI Studio</text:span> is a smart and integrated system designed to manage photographic studios efficiently. It combines core studio management features—such as user and customer management, order tracking, and photo archiving—with AI-powered image editing tools that allow images to be enhanced and modified with a single click, without the need for complex editing software.</text:p>
      <text:p text:style-name="P4">The system helps reduce time and effort, improve image quality, and accelerate order delivery, while providing a secure and organized environment for managing studio data, ultimately enhancing productivity and customer satisfaction.</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Tajawal" svg:font-family="Tajawal"/>
    <style:font-face style:name="Tajawal1" svg:font-family="Tajawal"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Tajawal"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Tajaw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0T14:42:19.300499944</meta:creation-date>
    <meta:generator>LibreOffice/25.8.2.2$Linux_X86_64 LibreOffice_project/d401f2107ccab8f924a8e2df40f573aab7605b6f</meta:generator>
    <dc:date>2026-01-30T15:07:14.506679580</dc:date>
    <meta:editing-duration>PT24M53S</meta:editing-duration>
    <meta:editing-cycles>5</meta:editing-cycles>
    <meta:document-statistic meta:table-count="0" meta:image-count="0" meta:object-count="0" meta:page-count="1" meta:paragraph-count="4" meta:word-count="158" meta:character-count="1121" meta:non-whitespace-character-count="969"/>
  </office:meta>
</office:document-meta>
</file>